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00461531" text:style-name="L2">
        <text:list-item>
          <text:p text:style-name="P1">தேனாம்பேட்டை அருகில் சாகித்ய அகாடமி புத்தக நிலையம். மொழி பெயர்ப்பு புத்தகங்கள்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7:37.131464017</meta:creation-date>
    <meta:generator>LibreOffice/7.0.1.2$Linux_X86_64 LibreOffice_project/00$Build-2</meta:generator>
    <dc:date>2020-10-09T20:11:55.604100412</dc:date>
    <meta:editing-duration>PT1M18S</meta:editing-duration>
    <meta:editing-cycles>1</meta:editing-cycles>
    <meta:document-statistic meta:table-count="0" meta:image-count="0" meta:object-count="0" meta:page-count="1" meta:paragraph-count="1" meta:word-count="10" meta:character-count="51" meta:non-whitespace-character-count="43"/>
  </office:meta>
</office:document-meta>
</file>